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13_20-52-18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14_03-01-12_000.jpg</text:p>
          </table:table-cell>
          <table:table-cell table:style-name="ce19" office:value-type="string">
            <text:p>:m :PHOTO 寝た時刻 / 2021 / オナニー、未了；音楽ビデオ、観ていた、duration=２時間ぐらい？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 / オナニー、未了；音楽ビデオ、観ていた、duration=２時間ぐらい？,other=~">
            <text:p>:m :PHOTO 寝た時刻 / 2021 / オナニー、未了；音楽ビデオ、観ていた、duration=２時間ぐらい？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14_11-33-15_000.jpg</text:p>
          </table:table-cell>
          <table:table-cell table:style-name="ce12" office:value-type="string">
            <text:p>:m 記録 / お酒：飲んだ量</text:p>
          </table:table-cell>
          <table:table-cell table:style-name="ce19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14_11-33-20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14_13-15-49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14_17-08-56_000.jpg</text:p>
          </table:table-cell>
          <table:table-cell table:style-name="ce12" office:value-type="string">
            <text:p>:m RES 1*3 / free# JVEMV6 76#_55:1 / 76. physics / w=~,topics=ラグランジュ：未定乗数法,other=~,s=~,i=~,doc=r-2-8~2#3.2</text:p>
          </table:table-cell>
          <table:table-cell table:style-name="ce19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RES 1*3 / free# JVEMV6 76#_55:1 / 76. physics / w=~,topics=ラグランジュ：未定乗数法,other=~,s=~,i=~,doc=r-2-8~2#3.2">
            <text:p>:m RES 1*3 / free# JVEMV6 76#_55:1 / 76. physics / w=~,topics=ラグランジュ：未定乗数法,other=~,s=~,i=~,doc=r-2-8~2#3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14_17-09-26_000.jpg</text:p>
          </table:table-cell>
          <table:table-cell table:style-name="ce19" office:value-type="string">
            <text:p>:m RES 2*3 / free# JVEMV6 76#_55:1 / 76. physics / w=~,topics=ラグランジュ：未定乗数法,other=~,s=~,i=~,doc=r-2-8~2#3.2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2*3 / free# JVEMV6 76#_55:1 / 76. physics / w=~,topics=ラグランジュ：未定乗数法,other=~,s=~,i=~,doc=r-2-8~2#3.2">
            <text:p>:m RES 2*3 / free# JVEMV6 76#_55:1 / 76. physics / w=~,topics=ラグランジュ：未定乗数法,other=~,s=~,i=~,doc=r-2-8~2#3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14_17-09-55_000.jpg</text:p>
          </table:table-cell>
          <table:table-cell table:style-name="ce19" office:value-type="string">
            <text:p>:m RES 3*3 / free# JVEMV6 76#_55:1 / 76. physics / w=~,topics=ラグランジュ：未定乗数法；ルベーグ積分,other=i+;orig+,s=~,i=~,doc=r-2-8~2#3.2;r-2-7~2#7.10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3*3 / free# JVEMV6 76#_55:1 / 76. physics / w=~,topics=ラグランジュ：未定乗数法；ルベーグ積分,other=i+;orig+,s=~,i=~,doc=r-2-8~2#3.2;r-2-7~2#7.10">
            <text:p>:m RES 3*3 / free# JVEMV6 76#_55:1 / 76. physics / w=~,topics=ラグランジュ：未定乗数法；ルベーグ積分,other=i+;orig+,s=~,i=~,doc=r-2-8~2#3.2;r-2-7~2#7.1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5-28.656005 E-139-34-50.148925">
            <text:p>N-35-35-28.656005 E-139-34-50.148925</text:p>
          </table:table-cell>
          <table:table-cell table:style-name="ce5" office:value-type="string">
            <text:p>N-35-35-28.656005 E-139-34-50.148925</text:p>
          </table:table-cell>
          <table:table-cell table:style-name="ce40" table:formula="of:=IF([.E29]=&quot;&quot;;[.C29];CONCATENATE([.C29];&quot; / &quot;;[.E29]))" office:value-type="string" office:string-value=" / N-35-35-28.656005 E-139-34-50.148925">
            <text:p><text:s/>/ N-35-35-28.656005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0]=&quot;&quot;;[.C30];CONCATENATE([.C30];&quot; / &quot;;[.E30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1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1]=&quot;&quot;;[.C31];CONCATENATE([.C31];&quot; / &quot;;[.E31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2]=&quot;&quot;;[.C32];CONCATENATE([.C32];&quot; / &quot;;[.E32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3]=&quot;&quot;;[.C33];CONCATENATE([.C33];&quot; / &quot;;[.E33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4]=&quot;&quot;;[.C34];CONCATENATE([.C34];&quot; / &quot;;[.E34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4-36.731872 E-139-40-36.492919">
            <text:p>N-35-34-36.731872 E-139-40-36.492919</text:p>
          </table:table-cell>
          <table:table-cell table:style-name="ce5" office:value-type="string">
            <text:p>N-35-34-36.731872 E-139-40-36.492919</text:p>
          </table:table-cell>
          <table:table-cell table:style-name="ce40" table:formula="of:=IF([.E35]=&quot;&quot;;[.C35];CONCATENATE([.C35];&quot; / &quot;;[.E35]))" office:value-type="string" office:string-value=" / N-35-34-36.731872 E-139-40-36.492919">
            <text:p><text:s/>/ N-35-34-36.731872 E-139-40-36.49291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6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6]=&quot;&quot;;[.C36];CONCATENATE([.C36];&quot; / &quot;;[.E36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7]=&quot;&quot;;[.C37];CONCATENATE([.C37];&quot; / &quot;;[.E37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8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8]=&quot;&quot;;[.C38];CONCATENATE([.C38];&quot; / &quot;;[.E38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39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9]=&quot;&quot;;[.C39];CONCATENATE([.C39];&quot; / &quot;;[.E39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 table:formula="of:=[.F40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40]=&quot;&quot;;[.C40];CONCATENATE([.C40];&quot; / &quot;;[.E40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formula="of:=[.F41]" office:value-type="string" office:string-value="N-35-34-37.226257 E-139-40-34.625244">
            <text:p>N-35-34-37.226257 E-139-40-34.625244</text:p>
          </table:table-cell>
          <table:table-cell table:style-name="ce5" office:value-type="string">
            <text:p>N-35-34-37.226257 E-139-40-34.625244</text:p>
          </table:table-cell>
          <table:table-cell table:style-name="ce40" table:formula="of:=IF([.E41]=&quot;&quot;;[.C41];CONCATENATE([.C41];&quot; / &quot;;[.E41]))" office:value-type="string" office:string-value=" / N-35-34-37.226257 E-139-40-34.625244">
            <text:p><text:s/>/ N-35-34-37.226257 E-139-40-34.62524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formula="of:=[.F42]" office:value-type="string" office:string-value="N-35-34-36.182556 E-139-40-40.393066">
            <text:p>N-35-34-36.182556 E-139-40-40.393066</text:p>
          </table:table-cell>
          <table:table-cell table:style-name="ce5" office:value-type="string">
            <text:p>N-35-34-36.182556 E-139-40-40.393066</text:p>
          </table:table-cell>
          <table:table-cell table:style-name="ce40" table:formula="of:=IF([.E42]=&quot;&quot;;[.C42];CONCATENATE([.C42];&quot; / &quot;;[.E42]))" office:value-type="string" office:string-value=" / N-35-34-36.182556 E-139-40-40.393066">
            <text:p><text:s/>/ N-35-34-36.182556 E-139-40-40.39306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3]" office:value-type="string" office:string-value="N-35-36-26.38916 E-139-40-8.422851">
            <text:p>N-35-36-26.38916 E-139-40-8.422851</text:p>
          </table:table-cell>
          <table:table-cell table:style-name="ce5" office:value-type="string">
            <text:p>N-35-36-26.38916 E-139-40-8.422851</text:p>
          </table:table-cell>
          <table:table-cell table:style-name="ce40" table:formula="of:=IF([.E43]=&quot;&quot;;[.C43];CONCATENATE([.C43];&quot; / &quot;;[.E43]))" office:value-type="string" office:string-value=" / N-35-36-26.38916 E-139-40-8.422851">
            <text:p><text:s/>/ N-35-36-26.38916 E-139-40-8.4228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4]" office:value-type="string" office:string-value="N-35-36-26.512756 E-139-40-7.543945">
            <text:p>N-35-36-26.512756 E-139-40-7.543945</text:p>
          </table:table-cell>
          <table:table-cell table:style-name="ce5" office:value-type="string">
            <text:p>N-35-36-26.512756 E-139-40-7.543945</text:p>
          </table:table-cell>
          <table:table-cell table:style-name="ce40" table:formula="of:=IF([.E44]=&quot;&quot;;[.C44];CONCATENATE([.C44];&quot; / &quot;;[.E44]))" office:value-type="string" office:string-value=" / N-35-36-26.512756 E-139-40-7.543945">
            <text:p><text:s/>/ N-35-36-26.512756 E-139-40-7.54394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 / オナニー、未了；音楽ビデオ、観ていた、duration=２時間ぐらい？,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2021/12/14</text:date>, <text:time>22:22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14T22:22:18.10</dc:date>
    <dc:creator>iwabuchi ken</dc:creator>
    <meta:editing-duration>P40DT23H57M40S</meta:editing-duration>
    <meta:editing-cycles>14009</meta:editing-cycles>
    <meta:document-statistic meta:table-count="1" meta:cell-count="446" meta:object-count="0"/>
    <meta:user-defined meta:name="qrichtext">1</meta:user-defined>
  </office:meta>
</office:document-meta>
</file>